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f79" officeooo:paragraph-rsid="00086f79"/>
    </style:style>
    <style:style style:name="P2" style:family="paragraph" style:parent-style-name="Standard">
      <style:text-properties fo:font-size="16pt" fo:font-weight="bold" officeooo:rsid="00086f79" officeooo:paragraph-rsid="00086f7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882ed" officeooo:paragraph-rsid="000882ed"/>
    </style:style>
    <style:style style:name="P4" style:family="paragraph" style:parent-style-name="Standard">
      <style:text-properties officeooo:rsid="00182ad1" officeooo:paragraph-rsid="00182ad1"/>
    </style:style>
    <style:style style:name="P5" style:family="paragraph" style:parent-style-name="Standard">
      <style:text-properties fo:font-style="normal" officeooo:rsid="003566b0" officeooo:paragraph-rsid="003566b0" style:font-style-asian="normal" style:font-style-complex="normal"/>
    </style:style>
    <style:style style:name="P6" style:family="paragraph" style:parent-style-name="Standard">
      <style:text-properties officeooo:rsid="001cd1b6" officeooo:paragraph-rsid="001cd1b6"/>
    </style:style>
    <style:style style:name="P7" style:family="paragraph" style:parent-style-name="Standard">
      <style:text-properties fo:font-size="14pt" fo:font-weight="bold" officeooo:rsid="0027c640" officeooo:paragraph-rsid="0027c64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normal" officeooo:rsid="00182ad1" officeooo:paragraph-rsid="00182ad1" style:font-style-asian="normal" style:font-style-complex="normal"/>
    </style:style>
    <style:style style:name="P9" style:family="paragraph" style:parent-style-name="Standard">
      <style:text-properties fo:font-style="normal" officeooo:rsid="00222e02" officeooo:paragraph-rsid="001cd1b6" style:font-style-asian="normal" style:font-style-complex="normal"/>
    </style:style>
    <style:style style:name="P10" style:family="paragraph" style:parent-style-name="Standard">
      <style:text-properties fo:font-style="italic" officeooo:rsid="0013d671" officeooo:paragraph-rsid="0013d671" style:font-style-asian="italic" style:font-style-complex="italic"/>
    </style:style>
    <style:style style:name="P11" style:family="paragraph" style:parent-style-name="Standard">
      <style:text-properties officeooo:rsid="0028651b" officeooo:paragraph-rsid="0028651b"/>
    </style:style>
    <style:style style:name="P12" style:family="paragraph" style:parent-style-name="Standard">
      <style:text-properties officeooo:rsid="003970d4" officeooo:paragraph-rsid="003970d4"/>
    </style:style>
    <style:style style:name="P13" style:family="paragraph" style:parent-style-name="Standard">
      <style:text-properties officeooo:rsid="00086f79" officeooo:paragraph-rsid="00086f79"/>
    </style:style>
    <style:style style:name="T1" style:family="text">
      <style:text-properties officeooo:rsid="000af7f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8cb" style:font-style-asian="normal" style:font-style-complex="normal"/>
    </style:style>
    <style:style style:name="T4" style:family="text">
      <style:text-properties fo:font-style="normal" officeooo:rsid="001e8d44" style:font-style-asian="normal" style:font-style-complex="normal"/>
    </style:style>
    <style:style style:name="T5" style:family="text">
      <style:text-properties fo:font-style="normal" officeooo:rsid="00222e02" style:font-style-asian="normal" style:font-style-complex="normal"/>
    </style:style>
    <style:style style:name="T6" style:family="text">
      <style:text-properties fo:font-style="normal" officeooo:rsid="0023e88c" style:font-style-asian="normal" style:font-style-complex="normal"/>
    </style:style>
    <style:style style:name="T7" style:family="text">
      <style:text-properties fo:font-style="normal" officeooo:rsid="002579ef" style:font-style-asian="normal" style:font-style-complex="normal"/>
    </style:style>
    <style:style style:name="T8" style:family="text">
      <style:text-properties fo:font-style="normal" officeooo:rsid="0037fe9b" style:font-style-asian="normal" style:font-style-complex="normal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-GUI <text:span text:style-name="T1">(SMART Graphic User Interface)</text:span></text:p>
      <text:p text:style-name="P1"/>
      <text:p text:style-name="P11">SMART-GUI was made to make easier the use of SMART. It allows to view all the results of the tests in real-time in a graph and to compare the single algorithms of the experiments (also of old experiments) through the tabs.</text:p>
      <text:p text:style-name="P11"/>
      <text:p text:style-name="P12">The execution of SMART-GUI is totally independent from SMART, it uses the multi-thread to execute the gui and the smart process to don’t affect the efficiency of smart.</text:p>
      <text:p text:style-name="P1"/>
      <text:p text:style-name="P1"/>
      <text:p text:style-name="P7">What SMART-GUI can do?</text:p>
      <text:p text:style-name="P3"/>
      <text:p text:style-name="P4"><text:span text:style-name="T2">It allow</text:span><text:span text:style-name="T6">s</text:span><text:span text:style-name="T2"> to run any tests of your smart folder that can be linked through the menu button “Setup SMART-GUI”. Moreover, any results of tests will be showed in a graph in tabs </text:span><text:span text:style-name="T7">during the running <text:s/>of smart</text:span><text:span text:style-name="T2">, while the text output of smart will be showed next to the graph.</text:span></text:p>
      <text:p text:style-name="P8"/>
      <text:p text:style-name="P6"><text:span text:style-name="T2">SMART-GUI makes easy the customization of the tests through input text parameters and checkbox to choose the output format (txt, LaTex, </text:span><text:span text:style-name="T4">PDF, etc.</text:span><text:span text:style-name="T3">) </text:span><text:span text:style-name="T5">and the text buffer </text:span><text:span text:style-name="T8">(protein, genoma, rand2 etc.)</text:span><text:span text:style-name="T5">.</text:span></text:p>
      <text:p text:style-name="P9"/>
      <text:p text:style-name="P5">As smart, it can select algorithms or add new algorithms and run tests on it. During any test it shows the status through a progress bar. When a single experiments ends the GUI shows more statistics results through a web view opening the html format result.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0:52:09.636336913</meta:creation-date>
    <dc:date>2016-05-14T20:29:59.722556708</dc:date>
    <meta:editing-duration>PT1H30M14S</meta:editing-duration>
    <meta:editing-cycles>36</meta:editing-cycles>
    <meta:generator>LibreOffice/5.1.2.2$Linux_X86_64 LibreOffice_project/10m0$Build-2</meta:generator>
    <meta:document-statistic meta:table-count="0" meta:image-count="0" meta:object-count="0" meta:page-count="1" meta:paragraph-count="7" meta:word-count="206" meta:character-count="1175" meta:non-whitespace-character-count="975"/>
  </office:meta>
</office:document-meta>
</file>